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merica Party – Strategic Analysis (July 2025)</text:h>
      <text:p text:style-name="Standard">Elon Musk has the capacity to do great good for humanity—or to fall into history as a pariah, somewhat like the oil magnates of a previous era. This report outlines how Musk could use his America Party, to become a force for democratic revival rather than collapse, not just for political theatre, but to create a legacy of: </text:p>
      <text:p text:style-name="Standard">(a) Transparent Evolution, </text:p>
      <text:p text:style-name="Standard">(b) Planetary Stewardship, and perhaps even, </text:p>
      <text:p text:style-name="Standard">(c) Spiritual Renewal.</text:p>
      <text:h text:style-name="Heading_20_2" text:outline-level="2">1. Musk's Announcement</text:h>
      <text:p text:style-name="Standard">On July 4, 2025, Musk posted a poll on X (formerly Twitter) asking users if they wanted him to create a new political party. Over two-thirds said yes, reflecting overwhelming dissatisfaction with current political options. <text:s/>The next day, he declared the America Party formed, citing frustration with bipartisan spending excess. Framed as “rebellion against corruption”, the move sparked widespread speculation: Was this civic revolution—or billionaire rebranding?</text:p>
      <text:h text:style-name="Heading_20_2" text:outline-level="2">2. Who Would Actually Join?</text:h>
      <text:p text:style-name="Standard">Despite branding as anti-establishment, polling shows:</text:p>
      <text:list xml:id="list6395042520399137202" text:style-name="L1">
        <text:list-item>
          <text:p text:style-name="P1">73% favorability among Republicans</text:p>
        </text:list-item>
        <text:list-item>
          <text:p text:style-name="P1">12% among Democrats</text:p>
        </text:list-item>
      </text:list>
      <text:p text:style-name="Standard">Musk’s history—$250M+ in Republican donations, right-wing platforming, and Trump-era policy support—reveals a right-aligned base. Current appeal skews toward tech libertarians, anti-woke moderates, and disaffected conservatives. Without a brand reset, the America Party is unlikely to capture a centrist coalition.</text:p>
      <text:h text:style-name="Heading_20_2" text:outline-level="2">3. Musk’s Political Flip-Flops</text:h>
      <text:p text:style-name="Standard">A track record of broken promises and policy pivots raises credibility concerns:</text:p>
      <text:list xml:id="list7792351020079825895" text:style-name="L2">
        <text:list-item>
          <text:p text:style-name="P2">2016: Cross-country Autopilot – undelivered</text:p>
        </text:list-item>
        <text:list-item>
          <text:p text:style-name="P2">2019: Robo-taxis – vaporware</text:p>
        </text:list-item>
        <text:list-item>
          <text:p text:style-name="P2">2022: No political donations – broken</text:p>
        </text:list-item>
        <text:list-item>
          <text:p text:style-name="P2">2023: Endorses then abandons DeSantis</text:p>
        </text:list-item>
        <text:list-item>
          <text:p text:style-name="P2">2025: Launches America Party </text:p>
        </text:list-item>
      </text:list>
      <text:p text:style-name="Standard">The pattern: <text:span text:style-name="T1">Disruption</text:span> --&gt; <text:span text:style-name="T1">Attention</text:span> --&gt; <text:span text:style-name="T1">Retraction</text:span></text:p>
      <text:h text:style-name="Heading_20_2" text:outline-level="2">4. Regulatory Retaliation</text:h>
      <text:p text:style-name="Standard">Musk has targeted agencies overseeing his empire:</text:p>
      <text:list xml:id="list3107079959676965362" text:style-name="L3">
        <text:list-item>
          <text:p text:style-name="P3">EPA (environmental fines)</text:p>
        </text:list-item>
        <text:list-item>
          <text:p text:style-name="P3">NLRB (union resistance)</text:p>
        </text:list-item>
        <text:list-item>
          <text:p text:style-name="P3">CFPB (product regulation)</text:p>
        </text:list-item>
        <text:list-item>
          <text:p text:style-name="P3">USAID (contract scrutiny)</text:p>
        </text:list-item>
      </text:list>
      <text:p text:style-name="Standard">This is not waste reduction—it is regulatory suppression. Governance reform cannot be driven by those trying to defang watchdogs. <text:s/>The watchdogs are necessary to maintain competitive innovation, and to avoid monopolistic destabilization. <text:s/>They just need to be reformed, not dis-empowered and destroyed.</text:p>
      <text:h text:style-name="Heading_20_2" text:outline-level="2"><text:soft-page-break/>5. Trump vs. Musk</text:h>
      <text:p text:style-name="Standard">In July, 2025, Trump was already attacking Musk by saying, “Elon may get more subsidy than anyone in history… without subsidies, he’d head back to South Africa.” <text:s/>Their fracture divides Republican-aligned billionaires:</text:p>
      <text:list xml:id="list4405558153937938608" text:style-name="L4">
        <text:list-item>
          <text:p text:style-name="P4">MAGA populism vs. Tech libertarianism</text:p>
        </text:list-item>
        <text:list-item>
          <text:p text:style-name="P4">Power hoarding vs. Narrative dominance</text:p>
        </text:list-item>
      </text:list>
      <text:p text:style-name="Standard">Musk’s next move could forge a new elite faction within the America Party, perhaps a Founders' Council called the 'Liberty Syndicate'—a branded bloc of aligned billionaires and ultra-influencers. <text:s/>If the America Party can rebrand toward altruistic intent, instead of influencer self-interest, this elite think tank could also support members' personal re-branding, especially if they need insurance against a subsequent Government that is less inclined to be influenced by them. </text:p>
      <text:h text:style-name="Heading_20_2" text:outline-level="2">6. Who Gets Hurt?</text:h>
      <text:p text:style-name="Standard">Grok, Musk’s AI, recently stated that, 'Forming the America Party would likely elect more Democrats by splitting the Republican vote.' <text:s/>Historical echoes:</text:p>
      <text:list xml:id="list1654948816653722986" text:style-name="L5">
        <text:list-item>
          <text:p text:style-name="P5">In 1992, Perot split the Right &lt;&lt;&lt;causing?&gt;&gt;&gt;, </text:p>
        </text:list-item>
        <text:list-item>
          <text:p text:style-name="P5">In 2000, Clinton won because &lt;&lt;&lt;why?&gt;&gt;&gt;, </text:p>
        </text:list-item>
        <text:list-item>
          <text:p text:style-name="P5">In 2000, Nader split the Left causing Gore to lose, </text:p>
        </text:list-item>
        <text:list-item>
          <text:p text:style-name="P5">In 2026, Bush wons &lt;&lt;&lt;because?&gt;&gt;&gt;, </text:p>
        </text:list-item>
        <text:list-item>
          <text:p text:style-name="P5">In &lt;&lt;&lt;?&gt;&gt;&gt;. Stein weakened Clinton &lt;&lt;&lt;causing?&gt;&gt;&gt;</text:p>
        </text:list-item>
      </text:list>
      <text:p text:style-name="Standard">Musk risks empowering what he opposes—unless he can build an America Party that transcends factional manipulation.</text:p>
      <text:h text:style-name="Heading_20_2" text:outline-level="2">7. The Allure of a New Party</text:h>
      <text:p text:style-name="Standard">A third party tempts voters weary of corruption. But purity fractures movements. The America Party could promise not purity—but purpose, e.g.:</text:p>
      <text:list xml:id="list2328118920001120804" text:style-name="L6">
        <text:list-item>
          <text:p text:style-name="P6">Versioned trust</text:p>
        </text:list-item>
        <text:list-item>
          <text:p text:style-name="P6">Transparent wealth</text:p>
        </text:list-item>
        <text:list-item>
          <text:p text:style-name="P6">Civic ownership of digital spaces</text:p>
        </text:list-item>
      </text:list>
      <text:p text:style-name="Standard">Brian Tyler Cohen recently stated, 'Elon is not a centrist. He is a far-right technocrat whose sole goal is to make himself richer.' Unless Musk surrenders control and aligns the America Party brand with shared moral infrastructure, the party is destined to degrade into “techno-authoritarianism” and more limited appeal, (obviously, this assumes it will always be too cultist, and thus too risky, to attempt a landslide popularization of “techno-authoritarianism”). </text:p>
      <text:h text:style-name="Heading_20_2" text:outline-level="2">8. How May Democrats Respond?</text:h>
      <text:p text:style-name="Standard">If the Republicans are split between the GOP and the new America Party, Democrats will try to capitalize on their opponent's self-generated weakness. <text:s/>They will try to stay unified. They will vote as a bloc, focusing on turnout and local wins, while softening internal dissent. <text:s/>But this unity may come at a cost—eroding ethical transparency and alienating independents. </text:p>
      <text:p text:style-name="Standard"/>
      <text:p text:style-name="Standard">Thus, Musk could win moral ground if he publicly opens his companies, reforms X into a Controlled Open Source (COS) model, and implements independent worker panels at Tesla and SpaceX using voter-influencing marketing strategies such as live interviews and social programs.</text:p>
      <text:h text:style-name="Heading_20_2" text:outline-level="2"><text:soft-page-break/>9. What Would a Real Centrist Party Look Like?</text:h>
      <text:p text:style-name="Standard">A real centrist Agenda would include:</text:p>
      <text:p text:style-name="Standard">Electoral reform (nonpartisan redistricting, voting access)</text:p>
      <text:p text:style-name="Standard">Digital rights (algorithm transparency, user sovereignty)</text:p>
      <text:p text:style-name="Standard">Climate transition (R&amp;D, grid modernization)</text:p>
      <text:p text:style-name="Standard">Antitrust enforcement (break surveillance monopolies)</text:p>
      <text:p text:style-name="Standard"/>
      <text:p text:style-name="Standard">Musk’s role: not dictator—but transparent contributor. A billionaire who shows his psychological code and shares authorship of the next civic operating system. <text:s/>Musk's personal re-branding might involve:</text:p>
      <text:list xml:id="list6113888847868168441" text:style-name="L7">
        <text:list-item>
          <text:p text:style-name="P7">Philanthropic highlights</text:p>
        </text:list-item>
        <text:list-item>
          <text:p text:style-name="P7">Sponsorship of principled influences from both sides of the political divide</text:p>
        </text:list-item>
        <text:list-item>
          <text:p text:style-name="P7">Neurological transparency, apologizing for, yet explaining, personal failings</text:p>
        </text:list-item>
        <text:list-item>
          <text:p text:style-name="P7">Demonstrations of ongoing attempts to become a better person, father and spiritual analyst </text:p>
        </text:list-item>
      </text:list>
      <text:h text:style-name="Heading_20_2" text:outline-level="2">10. Legacy Beyond Ego</text:h>
      <text:p text:style-name="Standard">Musk, and others like him, must choose: temporary disruption (that could last centuries) or permanent relevance that could cement their legacies into the AI-enabled future society, which AI calls Civium.</text:p>
      <text:p text:style-name="Standard"/>
      <text:p text:style-name="Standard">Given adequate self-control, Musk may also position himself to seed the first transparent, post-ego religion—one compatible with science, rationality, and emotional humility. <text:s/>To do so, he would need to be able to step aside from control, and submit to versioned feedback.</text:p>
      <text:p text:style-name="Standard"/>
      <text:p text:style-name="Standard">Civium is not utopia. It is the firmware for cooperative intelligence. It is trust layered across mortality, technology, and meaning. <text:s/>Civium is his bridge. Cross it—or burn it. But history is watching.</text:p>
      <text:h text:style-name="Heading_20_2" text:outline-level="2">11. Conclusion</text:h>
      <text:p text:style-name="Standard">The America Party is not yet a democratic breakthrough. But it could be. </text:p>
      <text:p text:style-name="Standard"/>
      <text:p text:style-name="Standard">It depends on whether its founder chooses obedience to truth over dominance of narrative.</text:p>
      <text:p text:style-name="Standard"/>
      <text:p text:style-name="Standard">Do not confuse charisma for competence. Watch Musk—but organize around principle. </text:p>
      <text:p text:style-name="Standard"/>
      <text:p text:style-name="Standard">If he evolves, support him. If not, outgrow him.</text:p>
      <text:p text:style-name="Standard"/>
      <text:p text:style-name="Standard">This is the upgrade path for “We The People”, but Civium begins with prioritizing moral courage over immature revenge, super-planetary intelligence over business-eccentric paranoia, and Humanity over sel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document-statistic meta:table-count="0" meta:image-count="0" meta:object-count="0" meta:page-count="3" meta:paragraph-count="70" meta:word-count="1005" meta:character-count="6865"/>
    <dc:date>2025-07-06T12:43:44.06</dc:date>
    <dc:creator>Rick Ballard</dc:creator>
  </office:meta>
</office:document-meta>
</file>